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9de" officeooo:paragraph-rsid="0009f9de"/>
    </style:style>
    <style:style style:name="P2" style:family="paragraph" style:parent-style-name="Standard">
      <style:text-properties fo:color="#c9211e" loext:opacity="100%" officeooo:rsid="0009f9de" officeooo:paragraph-rsid="0009f9de"/>
    </style:style>
    <style:style style:name="P3" style:family="paragraph" style:parent-style-name="Standard">
      <style:text-properties fo:color="#c9211e" loext:opacity="100%" officeooo:rsid="0009f9de" officeooo:paragraph-rsid="0009f9de"/>
    </style:style>
    <style:style style:name="P4" style:family="paragraph" style:parent-style-name="Standard">
      <style:text-properties fo:color="#c9211e" loext:opacity="100%" officeooo:rsid="000a15d6" officeooo:paragraph-rsid="000a15d6"/>
    </style:style>
    <style:style style:name="P5" style:family="paragraph" style:parent-style-name="Standard">
      <style:text-properties fo:color="#000000" loext:opacity="100%" officeooo:rsid="000a15d6" officeooo:paragraph-rsid="000a1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Como instalar a biblioteca do react</text:p>
      <text:p text:style-name="P2">npx create-react-app doguinhos-app</text:p>
      <text:p text:style-name="P1"/>
      <text:p text:style-name="P1">2 - instalando as dependências necessárias</text:p>
      <text:p text:style-name="P2">cd doguinhos-app</text:p>
      <text:p text:style-name="P2">npm i redux react-redux</text:p>
      <text:p text:style-name="P2"/>
      <text:p text:style-name="P5">3- instalar o redux thunk</text:p>
      <text:p text:style-name="P4">npm i redux-thunk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5:37:31.090217362</meta:creation-date>
    <dc:date>2022-09-27T15:48:03.619465879</dc:date>
    <meta:editing-duration>PT2M15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7" meta:word-count="30" meta:character-count="195" meta:non-whitespace-character-count="172"/>
  </office:meta>
</office:document-meta>
</file>